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72cm"/>
    </style:style>
    <style:style style:name="Table1.B" style:family="table-column">
      <style:table-column-properties style:column-width="14.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E544_RFC_1 Requirements Diff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1/01/2015</text:p>
          </table:table-cell>
          <table:table-cell table:style-name="Table1.B1" office:value-type="string">
            <text:p text:style-name="P3">2.1.3.1. Validation of username shall be checked by the server. This was changed in the previous DIFF.</text:p>
            <text:p text:style-name="P4"/>
            <text:p text:style-name="P5">PREV = - Backgammon server non-functional requirement 3.2.2., which is about to naming of a username is moved to Backgammon client non-functional requirements. Now it is 4.2.3.</text:p>
            <text:p text:style-name="P4"/>
            <text:p text:style-name="P3">However, some parts remained without unchanged. It breaks consistency so 2.1.3.1. is changed</text:p>
            <text:p text:style-name="P5">FROM</text:p>
            <text:p text:style-name="P4">Validation of username shall be checked by the server. A session shall be opened unless that username is not requested by another client before.<text:line-break/><text:span text:style-name="T1">TO</text:span></text:p>
            <text:p text:style-name="P2">Validation of username shall be checked by the client. A session shall be opened unless that username is not requested by another client before.</text:p>
            <text:p text:style-name="P4"/>
            <text:p text:style-name="P3">- Last modification date is added next to Author's name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3:17:25</meta:creation-date>
    <meta:generator>LibreOffice/3.5$Linux_X86_64 LibreOffice_project/350m1$Build-2</meta:generator>
    <dc:date>2015-01-11T22:26:31</dc:date>
    <meta:editing-duration>PT1H39M40S</meta:editing-duration>
    <meta:editing-cycles>36</meta:editing-cycles>
    <meta:document-statistic meta:table-count="1" meta:image-count="0" meta:object-count="0" meta:page-count="1" meta:paragraph-count="9" meta:word-count="121" meta:character-count="760" meta:non-whitespace-character-count="648"/>
  </office:meta>
</office:document-meta>
</file>